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5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3:.C265])" office:value-type="float" office:value="41" calcext:value-type="float">
            <text:p>41</text:p>
          </table:table-cell>
          <table:table-cell table:style-name="ce1" table:formula="of:=[.C2]/17.5" office:value-type="float" office:value="2.34285714285714" calcext:value-type="float">
            <text:p>2.34285714285714</text:p>
          </table:table-cell>
        </table:table-row>
        <table:table-row table:style-name="ro1">
          <table:table-cell/>
          <table:table-cell office:value-type="string" calcext:value-type="string">
            <text:p>2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unnittelu, Figmaan tutustuminen</text:p>
          </table:table-cell>
        </table:table-row>
        <table:table-row table:style-name="ro1">
          <table:table-cell/>
          <table:table-cell office:value-type="string" calcext:value-type="string">
            <text:p>24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ma, ulkoasun ja rakenteen hyvin karkea suunnittelu, FooterMenu ja eka versio WorkoutThumbnail ja Search-komponenteista</text:p>
          </table:table-cell>
        </table:table-row>
        <table:table-row table:style-name="ro1">
          <table:table-cell/>
          <table:table-cell office:value-type="string" calcext:value-type="string">
            <text:p>25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ksinkertainen backendi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 -koodin refrakrointi ja jako fiksumpiin moduuleihin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 lataa mongodb:sta ja css:ään perehtymistä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i treenien keksiminen ja käyttäliittymän suunnittelu / user flow (figma)</text:p>
          </table:table-cell>
        </table:table-row>
        <table:table-row table:style-name="ro1">
          <table:table-cell/>
          <table:table-cell office:value-type="string" calcext:value-type="string">
            <text:p>27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rkoutPage-komponentti, vierittävä tabimainen valikko ja yritys saada nykyinen versio toimimaa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itan mahdollistaa tilin luomisen ja luoda tarvittavat sivut, välivaiheet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in päivittämine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tin erilaisia treeneja, miten edustan ne tietorakenteena ja leikin hiukan figman kanssa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endi, vähän testausta ja <text:span text:style-name="T1">api</text:span>/favourite_workouts – router lisäys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-end: mahdollista lisätä ja poistaa suosikit (vähän vääntöä)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: pitää olla kirjautunut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nt-end: loggaaminen toimii, hiukan suunnittelua ja lisäsin Home-komponentin</text:p>
          </table:table-cell>
        </table:table-row>
        <table:table-row table:style-name="ro1">
          <table:table-cell/>
          <table:table-cell office:value-type="string" calcext:value-type="string">
            <text:p>2.01.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niä muutoksia, yritys korjata käyttäjän datan hakeminen palvelimel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22:37:51.203934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2:42:13.203654872</meta:creation-date>
    <meta:generator>LibreOffice/6.4.6.2$Linux_X86_64 LibreOffice_project/40$Build-2</meta:generator>
    <dc:date>2021-02-02T22:38:24.849187749</dc:date>
    <meta:editing-duration>PT10M56S</meta:editing-duration>
    <meta:editing-cycles>10</meta:editing-cycles>
    <meta:document-statistic meta:table-count="1" meta:cell-count="47" meta:object-count="0"/>
  </office:meta>
</office:document-meta>
</file>